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5.883cm"/>
    </style:style>
    <style:style style:name="co7" style:family="table-column">
      <style:table-column-properties fo:break-before="auto" style:column-width="7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6"/>
        <table:table-column table:style-name="co1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0" office:value-type="string" calcext:value-type="string">
            <text:p>Number</text:p>
          </table:table-cell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Pub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Date</text:p>
          </table:table-cell>
          <table:table-cell table:style-name="ce20" office:value-type="string" calcext:value-type="string">
            <text:p>Pub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date" office:date-value="2010-07-10" calcext:value-type="date">
            <text:p>10/07/2010</text:p>
          </table:table-cell>
          <table:table-cell office:value-type="string" calcext:value-type="string">
            <text:p>The Mariner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style-name="ce4" office:value-type="date" office:date-value="2012-03-18" calcext:value-type="date">
            <text:p>18/03/2012</text:p>
          </table:table-cell>
          <table:table-cell table:style-name="ce20" office:value-type="string" calcext:value-type="string">
            <text:p>Becky Morgan’s</text:p>
          </table:table-cell>
          <table:table-cell table:style-name="ce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arsfield’s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style-name="ce4" office:value-type="date" office:date-value="2012-05-05" calcext:value-type="date">
            <text:p>05/05/2012</text:p>
          </table:table-cell>
          <table:table-cell table:style-name="ce20" office:value-type="string" calcext:value-type="string">
            <text:p>(Budapest)</text:p>
          </table:table-cell>
          <table:table-cell table:style-name="ce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larke’s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style-name="ce4" office:value-type="date" office:date-value="2012-05-30" calcext:value-type="date">
            <text:p>30/05/2012</text:p>
          </table:table-cell>
          <table:table-cell table:style-name="ce20" office:value-type="string" calcext:value-type="string">
            <text:p>(Abu Dhabi / Singapore / Sydney)</text:p>
          </table:table-cell>
          <table:table-cell table:style-name="ce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e Pheasant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date" office:date-value="2013-02-07" calcext:value-type="date">
            <text:p>07/02/2013</text:p>
          </table:table-cell>
          <table:table-cell office:value-type="string" calcext:value-type="string">
            <text:p>Storm Nightclub</text:p>
          </table:table-cell>
          <table:table-cell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3-07-19" calcext:value-type="date">
            <text:p>19/07/2013</text:p>
          </table:table-cell>
          <table:table-cell office:value-type="string" calcext:value-type="string">
            <text:p>Horseshow House</text:p>
          </table:table-cell>
          <table:table-cell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16" calcext:value-type="date">
            <text:p>16/02/2014</text:p>
          </table:table-cell>
          <table:table-cell office:value-type="string" calcext:value-type="string">
            <text:p>Taafe’s Bar</text:p>
          </table:table-cell>
          <table:table-cell office:value-type="string" calcext:value-type="string">
            <text:p>Galway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loody Stream</text:p>
          </table:table-cell>
          <table:table-cell office:value-type="string" calcext:value-type="string">
            <text:p>Howth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Station House</text:p>
          </table:table-cell>
          <table:table-cell office:value-type="string" calcext:value-type="string">
            <text:p>Raheny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eachcomber</text:p>
          </table:table-cell>
          <table:table-cell office:value-type="string" calcext:value-type="string">
            <text:p>Killester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Kavanagh’s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MacTurcaill’s</text:p>
          </table:table-cell>
          <table:table-cell office:value-type="string" calcext:value-type="string">
            <text:p>Tara Street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Bellamy’s</text:p>
          </table:table-cell>
          <table:table-cell office:value-type="string" calcext:value-type="string">
            <text:p>Ballsbridge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reffni Lounge</text:p>
          </table:table-cell>
          <table:table-cell office:value-type="string" calcext:value-type="string">
            <text:p>BlackRock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Finnegan’s</text:p>
          </table:table-cell>
          <table:table-cell office:value-type="string" calcext:value-type="string">
            <text:p>Dalkey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Hibernia Inn</text:p>
          </table:table-cell>
          <table:table-cell office:value-type="string" calcext:value-type="string">
            <text:p>Bray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3" calcext:value-type="date">
            <text:p>23/02/2014</text:p>
          </table:table-cell>
          <table:table-cell office:value-type="string" calcext:value-type="string">
            <text:p>Chaplin’s</text:p>
          </table:table-cell>
          <table:table-cell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3-16" calcext:value-type="date">
            <text:p>16/03/2014</text:p>
          </table:table-cell>
          <table:table-cell office:value-type="string" calcext:value-type="string">
            <text:p>(Derry)</text:p>
          </table:table-cell>
          <table:table-cell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(Tyrone)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style-name="ce10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style-name="ce10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style-name="ce10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style-name="ce10"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style-name="ce10"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style-name="ce10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style-name="ce10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style-name="ce10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10"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table:style-name="ce10" office:value-type="float" office:value="99" calcext:value-type="float">
            <text:p>99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The Dawson Lounge</text:p>
          </table:table-cell>
          <table:table-cell table:number-columns-repeated="6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O’Donoghue’s</text:p>
          </table:table-cell>
          <table:table-cell table:number-columns-repeated="6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Doheny &amp; Nesbitt’s</text:p>
          </table:table-cell>
          <table:table-cell table:number-columns-repeated="6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37 Dawson Street</text:p>
          </table:table-cell>
          <table:table-cell table:number-columns-repeated="6"/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Fitzgerald’s</text:p>
          </table:table-cell>
          <table:table-cell office:value-type="string" calcext:value-type="string">
            <text:p>O’Connell Bridge</text:p>
          </table:table-cell>
          <table:table-cell table:number-columns-repeated="5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O’Reilly’s</text:p>
          </table:table-cell>
          <table:table-cell office:value-type="string" calcext:value-type="string">
            <text:p>Tara Street</text:p>
          </table:table-cell>
          <table:table-cell table:number-columns-repeated="5"/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The Gingerman</text:p>
          </table:table-cell>
          <table:table-cell table:number-columns-repeated="6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office:value-type="date" office:date-value="2014-04-13" calcext:value-type="date">
            <text:p>13/04/2014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14" office:value-type="date" office:date-value="2014-04-13" calcext:value-type="date">
            <text:p>13/04/2014</text:p>
          </table:table-cell>
          <table:table-cell table:style-name="ce18" office:value-type="string" calcext:value-type="string">
            <text:p>O’Neill’s</text:p>
          </table:table-cell>
          <table:table-cell table:style-name="ce18" office:value-type="string" calcext:value-type="string">
            <text:p>Suffolk Street</text:p>
          </table:table-cell>
          <table:table-cell table:number-columns-repeated="5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6"/>
          <table:table-cell table:number-columns-repeated="7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The Ref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Lowry’s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Dublin Supporters Bar</text:p>
          </table:table-cell>
          <table:table-cell table:number-columns-repeated="6"/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Fibber Magee’s</text:p>
          </table:table-cell>
          <table:table-cell table:number-columns-repeated="6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office:value-type="date" office:date-value="2014-06-08" calcext:value-type="date">
            <text:p>08/06/2014</text:p>
          </table:table-cell>
          <table:table-cell office:value-type="string" calcext:value-type="string">
            <text:p>Lloyd’s</text:p>
          </table:table-cell>
          <table:table-cell office:value-type="string" calcext:value-type="string">
            <text:p>Amien Street</text:p>
          </table:table-cell>
          <table:table-cell table:number-columns-repeated="5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office:value-type="date" office:date-value="2014-06-08" calcext:value-type="date">
            <text:p>08/06/2014</text:p>
          </table:table-cell>
          <table:table-cell table:number-columns-repeated="7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office:value-type="date" office:date-value="2014-07-19" calcext:value-type="date">
            <text:p>19/07/2014</text:p>
          </table:table-cell>
          <table:table-cell office:value-type="string" calcext:value-type="string">
            <text:p>Harbourmaster</text:p>
          </table:table-cell>
          <table:table-cell table:number-columns-repeated="6"/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cSweeney Arms Hotel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urphy’s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office:value-type="date" office:date-value="2014-08-26" calcext:value-type="date">
            <text:p>26/08/2014</text:p>
          </table:table-cell>
          <table:table-cell/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Washington Inn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Vicarstown Bar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Sal’s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The Gingerman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Jerpoint Inn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Hara’s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Irishman’s Bar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Loughlin’s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Cunningham’s</text:p>
          </table:table-cell>
          <table:table-cell office:value-type="string" calcext:value-type="string">
            <text:p>Newbridge</text:p>
          </table:table-cell>
          <table:table-cell table:number-columns-repeated="5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Cagney’s</text:p>
          </table:table-cell>
          <table:table-cell table:number-columns-repeated="6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O’Neill’s</text:p>
          </table:table-cell>
          <table:table-cell office:value-type="string" calcext:value-type="string">
            <text:p>Pearse Street</text:p>
          </table:table-cell>
          <table:table-cell table:number-columns-repeated="5"/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The Cross</text:p>
          </table:table-cell>
          <table:table-cell table:number-columns-repeated="6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office:value-type="date" office:date-value="2024-12-14" calcext:value-type="date">
            <text:p>14/12/2024</text:p>
          </table:table-cell>
          <table:table-cell/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Kelly’s Cellars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Belfast Central Railway Station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office:value-type="date" office:date-value="2024-12-14" calcext:value-type="date">
            <text:p>14/12/2024</text:p>
          </table:table-cell>
          <table:table-cell table:number-columns-repeated="7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The Punt</text:p>
          </table:table-cell>
          <table:table-cell table:number-columns-repeated="6"/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Gleeson’s</text:p>
          </table:table-cell>
          <table:table-cell table:number-columns-repeated="6"/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Donaghy’s</text:p>
          </table:table-cell>
          <table:table-cell table:number-columns-repeated="6"/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JB’s</text:p>
          </table:table-cell>
          <table:table-cell table:number-columns-repeated="6"/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Mother Hughes</text:p>
          </table:table-cell>
          <table:table-cell table:number-columns-repeated="6"/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The Windmill</text:p>
          </table:table-cell>
          <table:table-cell table:number-columns-repeated="6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office:value-type="date" office:date-value="2025-02-08" calcext:value-type="date">
            <text:p>08/02/2025</text:p>
          </table:table-cell>
          <table:table-cell office:value-type="string" calcext:value-type="string">
            <text:p>O’Raghallaigh’s GFC</text:p>
          </table:table-cell>
          <table:table-cell table:number-columns-repeated="6"/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Quinn’s</text:p>
          </table:table-cell>
          <table:table-cell office:value-type="string" calcext:value-type="string">
            <text:p>Drumcondra</text:p>
          </table:table-cell>
          <table:table-cell table:number-columns-repeated="5"/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office:value-type="date" office:date-value="2015-05-31" calcext:value-type="date">
            <text:p>31/05/2015</text:p>
          </table:table-cell>
          <table:table-cell/>
          <table:table-cell office:value-type="string" calcext:value-type="string">
            <text:p>Kennedy’s Drumcondra?</text:p>
          </table:table-cell>
          <table:table-cell table:number-columns-repeated="5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office:value-type="date" office:date-value="2016-06-12" calcext:value-type="date">
            <text:p>12/06/2016</text:p>
          </table:table-cell>
          <table:table-cell office:value-type="string" calcext:value-type="string">
            <text:p>Kitty Kiernan’s</text:p>
          </table:table-cell>
          <table:table-cell table:number-columns-repeated="6"/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office:value-type="date" office:date-value="2016-08-06" calcext:value-type="date">
            <text:p>06/08/2016</text:p>
          </table:table-cell>
          <table:table-cell table:number-columns-repeated="7"/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Kehoe’s</text:p>
          </table:table-cell>
          <table:table-cell table:number-columns-repeated="6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eary’s</text:p>
          </table:table-cell>
          <table:table-cell table:number-columns-repeated="6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ational Concert Hall</text:p>
          </table:table-cell>
          <table:table-cell table:number-columns-repeated="6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Hartigan’s</text:p>
          </table:table-cell>
          <table:table-cell table:number-columns-repeated="6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Westcourt Hotel</text:p>
          </table:table-cell>
          <table:table-cell table:number-columns-repeated="6"/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Grey Goose</text:p>
          </table:table-cell>
          <table:table-cell table:number-columns-repeated="6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Fairgreen</text:p>
          </table:table-cell>
          <table:table-cell table:number-columns-repeated="6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Foley’s</text:p>
          </table:table-cell>
          <table:table-cell table:number-columns-repeated="6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office:value-type="date" office:date-value="2017-01-29" calcext:value-type="date">
            <text:p>29/01/2017</text:p>
          </table:table-cell>
          <table:table-cell office:value-type="string" calcext:value-type="string">
            <text:p>Scholars Townhouse</text:p>
          </table:table-cell>
          <table:table-cell table:number-columns-repeated="6"/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ll</text:p>
          </table:table-cell>
          <table:table-cell table:number-columns-repeated="6"/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Garvey’s</text:p>
          </table:table-cell>
          <table:table-cell table:number-columns-repeated="6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aver’s</text:p>
          </table:table-cell>
          <table:table-cell table:number-columns-repeated="6"/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office:value-type="date" office:date-value="2017-07-30" calcext:value-type="date">
            <text:p>30/07/2017</text:p>
          </table:table-cell>
          <table:table-cell office:value-type="string" calcext:value-type="string">
            <text:p>The Thatch</text:p>
          </table:table-cell>
          <table:table-cell table:number-columns-repeated="6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office:value-type="date" office:date-value="2017-10-07" calcext:value-type="date">
            <text:p>07/10/2017</text:p>
          </table:table-cell>
          <table:table-cell table:number-columns-repeated="7"/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office:value-type="date" office:date-value="2017-11-19" calcext:value-type="date">
            <text:p>19/11/2017</text:p>
          </table:table-cell>
          <table:table-cell office:value-type="string" calcext:value-type="string">
            <text:p>Bru</text:p>
          </table:table-cell>
          <table:table-cell table:number-columns-repeated="6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office:value-type="date" office:date-value="2018-01-07" calcext:value-type="date">
            <text:p>07/01/2018</text:p>
          </table:table-cell>
          <table:table-cell office:value-type="string" calcext:value-type="string">
            <text:p>Daniel McNello’s</text:p>
          </table:table-cell>
          <table:table-cell office:value-type="string" calcext:value-type="string">
            <text:p>Iniskeen</text:p>
          </table:table-cell>
          <table:table-cell table:number-columns-repeated="5"/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14" office:value-type="date" office:date-value="2018-01-07" calcext:value-type="date">
            <text:p>07/01/2018</text:p>
          </table:table-cell>
          <table:table-cell table:style-name="ce18" office:value-type="string" calcext:value-type="string">
            <text:p>Smyth’s Louth Arms</text:p>
          </table:table-cell>
          <table:table-cell table:style-name="ce18" office:value-type="string" calcext:value-type="string">
            <text:p>Tallanstown</text:p>
          </table:table-cell>
          <table:table-cell table:number-columns-repeated="5"/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14" office:value-type="date" office:date-value="2018-02-10" calcext:value-type="date">
            <text:p>10/02/2018</text:p>
          </table:table-cell>
          <table:table-cell table:style-name="ce18" office:value-type="string" calcext:value-type="string">
            <text:p>Matt The Miller’s</text:p>
          </table:table-cell>
          <table:table-cell table:style-name="ce18"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Dylan’s Whiskey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Tynan’s Bridge House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Eden Quay</text:p>
          </table:table-cell>
          <table:table-cell table:number-columns-repeated="5"/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Gaiety Theatre</text:p>
          </table:table-cell>
          <table:table-cell table:number-columns-repeated="6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innott’s</text:p>
          </table:table-cell>
          <table:table-cell table:number-columns-repeated="6"/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heehan’s</text:p>
          </table:table-cell>
          <table:table-cell table:number-columns-repeated="6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The Address Connolly</text:p>
          </table:table-cell>
          <table:table-cell table:number-columns-repeated="6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office:value-type="date" office:date-value="2018-06-24" calcext:value-type="date">
            <text:p>24/06/2018</text:p>
          </table:table-cell>
          <table:table-cell office:value-type="string" calcext:value-type="string">
            <text:p>Boyne Rovers</text:p>
          </table:table-cell>
          <table:table-cell table:number-columns-repeated="6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office:value-type="date" office:date-value="2018-07-14" calcext:value-type="date">
            <text:p>14/07/2018</text:p>
          </table:table-cell>
          <table:table-cell office:value-type="string" calcext:value-type="string">
            <text:p>The Hops Bar</text:p>
          </table:table-cell>
          <table:table-cell table:number-columns-repeated="6"/>
        </table:table-row>
        <table:table-row table:style-name="ro1">
          <table:table-cell table:style-name="ce10" office:value-type="float" office:value="210" calcext:value-type="float">
            <text:p>210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The 19<text:span text:style-name="T1">th</text:span></text:p>
          </table:table-cell>
          <table:table-cell office:value-type="string" calcext:value-type="string">
            <text:p>Baltray</text:p>
          </table:table-cell>
          <table:table-cell table:number-columns-repeated="5"/>
        </table:table-row>
        <table:table-row table:style-name="ro1">
          <table:table-cell table:style-name="ce10" office:value-type="float" office:value="211" calcext:value-type="float">
            <text:p>21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Morgan’s</text:p>
          </table:table-cell>
          <table:table-cell table:number-columns-repeated="6"/>
        </table:table-row>
        <table:table-row table:style-name="ro1">
          <table:table-cell table:style-name="ce10" office:value-type="float" office:value="212" calcext:value-type="float">
            <text:p>212</text:p>
          </table:table-cell>
          <table:table-cell office:value-type="date" office:date-value="2019-01-13" calcext:value-type="date">
            <text:p>13/01/2019</text:p>
          </table:table-cell>
          <table:table-cell office:value-type="string" calcext:value-type="string">
            <text:p>Dooley’s Restaurant</text:p>
          </table:table-cell>
          <table:table-cell office:value-type="string" calcext:value-type="string">
            <text:p>Ardee</text:p>
          </table:table-cell>
          <table:table-cell table:number-columns-repeated="5"/>
        </table:table-row>
        <table:table-row table:style-name="ro1">
          <table:table-cell table:style-name="ce10" office:value-type="float" office:value="213" calcext:value-type="float">
            <text:p>213</text:p>
          </table:table-cell>
          <table:table-cell office:value-type="date" office:date-value="2019-03-22" calcext:value-type="date">
            <text:p>22/03/2019</text:p>
          </table:table-cell>
          <table:table-cell office:value-type="string" calcext:value-type="string">
            <text:p>Reddan’s</text:p>
          </table:table-cell>
          <table:table-cell office:value-type="string" calcext:value-type="string">
            <text:p>Bettystown</text:p>
          </table:table-cell>
          <table:table-cell table:number-columns-repeated="5"/>
        </table:table-row>
        <table:table-row table:style-name="ro1">
          <table:table-cell table:style-name="ce10" office:value-type="float" office:value="214" calcext:value-type="float">
            <text:p>214</text:p>
          </table:table-cell>
          <table:table-cell office:value-type="date" office:date-value="2019-08-10" calcext:value-type="date">
            <text:p>10/08/2019</text:p>
          </table:table-cell>
          <table:table-cell office:value-type="string" calcext:value-type="string">
            <text:p>Odd Mollie’s</text:p>
          </table:table-cell>
          <table:table-cell table:number-columns-repeated="6"/>
        </table:table-row>
        <table:table-row table:style-name="ro1">
          <table:table-cell table:style-name="ce10" office:value-type="float" office:value="215" calcext:value-type="float">
            <text:p>215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The Ferryman</text:p>
          </table:table-cell>
          <table:table-cell table:number-columns-repeated="6"/>
        </table:table-row>
        <table:table-row table:style-name="ro1">
          <table:table-cell table:style-name="ce10" office:value-type="float" office:value="216" calcext:value-type="float">
            <text:p>216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Lagoona</text:p>
          </table:table-cell>
          <table:table-cell office:value-type="string" calcext:value-type="string">
            <text:p>IFSC</text:p>
          </table:table-cell>
          <table:table-cell table:number-columns-repeated="5"/>
        </table:table-row>
        <table:table-row table:style-name="ro1">
          <table:table-cell table:style-name="ce10" office:value-type="float" office:value="217" calcext:value-type="float">
            <text:p>217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Gravedigger’s</text:p>
          </table:table-cell>
          <table:table-cell table:number-columns-repeated="6"/>
        </table:table-row>
        <table:table-row table:style-name="ro1">
          <table:table-cell table:style-name="ce10" office:value-type="float" office:value="218" calcext:value-type="float">
            <text:p>218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rian Boru</text:p>
          </table:table-cell>
          <table:table-cell table:number-columns-repeated="6"/>
        </table:table-row>
        <table:table-row table:style-name="ro1">
          <table:table-cell table:style-name="ce10" office:value-type="float" office:value="219" calcext:value-type="float">
            <text:p>219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ernard Shaw</text:p>
          </table:table-cell>
          <table:table-cell table:number-columns-repeated="6"/>
        </table:table-row>
        <table:table-row table:style-name="ro1">
          <table:table-cell table:style-name="ce10" office:value-type="float" office:value="220" calcext:value-type="float">
            <text:p>220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ald Eagle</text:p>
          </table:table-cell>
          <table:table-cell table:number-columns-repeated="6"/>
        </table:table-row>
        <table:table-row table:style-name="ro1">
          <table:table-cell table:style-name="ce10" office:value-type="float" office:value="221" calcext:value-type="float">
            <text:p>221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John Doyle’s</text:p>
          </table:table-cell>
          <table:table-cell table:number-columns-repeated="6"/>
        </table:table-row>
        <table:table-row table:style-name="ro1">
          <table:table-cell table:style-name="ce10" office:value-type="float" office:value="222" calcext:value-type="float">
            <text:p>222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Wiley Fox</text:p>
          </table:table-cell>
          <table:table-cell table:number-columns-repeated="6"/>
        </table:table-row>
        <table:table-row table:style-name="ro1">
          <table:table-cell table:style-name="ce10" office:value-type="float" office:value="223" calcext:value-type="float">
            <text:p>223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Kennedy’s</text:p>
          </table:table-cell>
          <table:table-cell table:number-columns-repeated="6"/>
        </table:table-row>
        <table:table-row table:style-name="ro1">
          <table:table-cell table:style-name="ce10" office:value-type="float" office:value="224" calcext:value-type="float">
            <text:p>224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Lincoln Inn</text:p>
          </table:table-cell>
          <table:table-cell table:number-columns-repeated="6"/>
        </table:table-row>
        <table:table-row table:style-name="ro1">
          <table:table-cell table:style-name="ce10" office:value-type="float" office:value="225" calcext:value-type="float">
            <text:p>225</text:p>
          </table:table-cell>
          <table:table-cell table:style-name="ce14" office:value-type="date" office:date-value="2022-04-21" calcext:value-type="date">
            <text:p>21/04/2022</text:p>
          </table:table-cell>
          <table:table-cell table:style-name="ce18" office:value-type="string" calcext:value-type="string">
            <text:p>Cafe En Seine</text:p>
          </table:table-cell>
          <table:table-cell table:number-columns-repeated="6"/>
        </table:table-row>
        <table:table-row table:style-name="ro1">
          <table:table-cell table:style-name="ce10" office:value-type="float" office:value="226" calcext:value-type="float">
            <text:p>226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table:style-name="ce10" office:value-type="float" office:value="227" calcext:value-type="float">
            <text:p>227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Mary’s Bar &amp; Hardware</text:p>
          </table:table-cell>
          <table:table-cell table:number-columns-repeated="6"/>
        </table:table-row>
        <table:table-row table:style-name="ro1">
          <table:table-cell table:style-name="ce10" office:value-type="float" office:value="228" calcext:value-type="float">
            <text:p>228</text:p>
          </table:table-cell>
          <table:table-cell office:value-type="date" office:date-value="2022-07-10" calcext:value-type="date">
            <text:p>10/07/2022</text:p>
          </table:table-cell>
          <table:table-cell office:value-type="string" calcext:value-type="string">
            <text:p>Trinity Quarter</text:p>
          </table:table-cell>
          <table:table-cell table:number-columns-repeated="6"/>
        </table:table-row>
        <table:table-row table:style-name="ro1">
          <table:table-cell table:style-name="ce10" office:value-type="float" office:value="229" calcext:value-type="float">
            <text:p>229</text:p>
          </table:table-cell>
          <table:table-cell office:value-type="date" office:date-value="2022-07-17" calcext:value-type="date">
            <text:p>17/07/2022</text:p>
          </table:table-cell>
          <table:table-cell office:value-type="string" calcext:value-type="string">
            <text:p>Seabank House</text:p>
          </table:table-cell>
          <table:table-cell table:number-columns-repeated="6"/>
        </table:table-row>
        <table:table-row table:style-name="ro1">
          <table:table-cell table:style-name="ce10" office:value-type="float" office:value="230" calcext:value-type="float">
            <text:p>230</text:p>
          </table:table-cell>
          <table:table-cell office:value-type="date" office:date-value="2022-08-01" calcext:value-type="date">
            <text:p>01/08/2022</text:p>
          </table:table-cell>
          <table:table-cell office:value-type="string" calcext:value-type="string">
            <text:p>Moran’s</text:p>
          </table:table-cell>
          <table:table-cell office:value-type="string" calcext:value-type="string">
            <text:p>Mornington</text:p>
          </table:table-cell>
          <table:table-cell table:number-columns-repeated="5"/>
        </table:table-row>
        <table:table-row table:style-name="ro1">
          <table:table-cell table:style-name="ce10" office:value-type="float" office:value="231" calcext:value-type="float">
            <text:p>231</text:p>
          </table:table-cell>
          <table:table-cell office:value-type="date" office:date-value="2022-09-02" calcext:value-type="date">
            <text:p>02/09/2022</text:p>
          </table:table-cell>
          <table:table-cell office:value-type="string" calcext:value-type="string">
            <text:p>Crosbie’s</text:p>
          </table:table-cell>
          <table:table-cell table:number-columns-repeated="6"/>
        </table:table-row>
        <table:table-row table:style-name="ro1">
          <table:table-cell table:style-name="ce10" office:value-type="float" office:value="232" calcext:value-type="float">
            <text:p>232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Murray’s</text:p>
          </table:table-cell>
          <table:table-cell office:value-type="string" calcext:value-type="string">
            <text:p>O’Connell Street</text:p>
          </table:table-cell>
          <table:table-cell table:number-columns-repeated="5"/>
        </table:table-row>
        <table:table-row table:style-name="ro1">
          <table:table-cell table:style-name="ce10" office:value-type="float" office:value="233" calcext:value-type="float">
            <text:p>233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Toddy’s</text:p>
          </table:table-cell>
          <table:table-cell table:number-columns-repeated="6"/>
        </table:table-row>
        <table:table-row table:style-name="ro1">
          <table:table-cell table:style-name="ce10" office:value-type="float" office:value="234" calcext:value-type="float">
            <text:p>234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Brannigan’s</text:p>
          </table:table-cell>
          <table:table-cell table:number-columns-repeated="6"/>
        </table:table-row>
        <table:table-row table:style-name="ro1">
          <table:table-cell table:style-name="ce10" office:value-type="float" office:value="235" calcext:value-type="float">
            <text:p>235</text:p>
          </table:table-cell>
          <table:table-cell office:value-type="date" office:date-value="2022-10-14" calcext:value-type="date">
            <text:p>14/10/2022</text:p>
          </table:table-cell>
          <table:table-cell table:number-columns-repeated="7"/>
        </table:table-row>
        <table:table-row table:style-name="ro1">
          <table:table-cell table:style-name="ce10" office:value-type="float" office:value="236" calcext:value-type="float">
            <text:p>236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Buzzing Grilbar’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37" calcext:value-type="float">
            <text:p>237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Meizis Un Kanij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38" calcext:value-type="float">
            <text:p>238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Key To Rig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39" calcext:value-type="float">
            <text:p>239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D’arte Restuarant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Medu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41" calcext:value-type="float">
            <text:p>241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Tickerdaze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table:style-name="ce10" office:value-type="float" office:value="242" calcext:value-type="float">
            <text:p>242</text:p>
          </table:table-cell>
          <table:table-cell office:value-type="date" office:date-value="2022-11-05" calcext:value-type="date">
            <text:p>05/11/2022</text:p>
          </table:table-cell>
          <table:table-cell office:value-type="string" calcext:value-type="string">
            <text:p>Darby’s</text:p>
          </table:table-cell>
          <table:table-cell office:value-type="string" calcext:value-type="string">
            <text:p>Togher</text:p>
          </table:table-cell>
          <table:table-cell table:number-columns-repeated="5"/>
        </table:table-row>
        <table:table-row table:style-name="ro1">
          <table:table-cell table:style-name="ce10" office:value-type="float" office:value="243" calcext:value-type="float">
            <text:p>243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The Mint</text:p>
          </table:table-cell>
          <table:table-cell table:number-columns-repeated="6"/>
        </table:table-row>
        <table:table-row table:style-name="ro1">
          <table:table-cell table:style-name="ce10" office:value-type="float" office:value="244" calcext:value-type="float">
            <text:p>244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Cassidy’s</text:p>
          </table:table-cell>
          <table:table-cell office:value-type="string" calcext:value-type="string">
            <text:p>Westmoreland Street</text:p>
          </table:table-cell>
          <table:table-cell table:number-columns-repeated="5"/>
        </table:table-row>
        <table:table-row table:style-name="ro1">
          <table:table-cell table:style-name="ce10" office:value-type="float" office:value="245" calcext:value-type="float">
            <text:p>245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Pillar Bar</text:p>
          </table:table-cell>
          <table:table-cell table:number-columns-repeated="6"/>
        </table:table-row>
        <table:table-row table:style-name="ro1">
          <table:table-cell table:style-name="ce10" office:value-type="float" office:value="246" calcext:value-type="float">
            <text:p>24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Padraig Pearse</text:p>
          </table:table-cell>
          <table:table-cell table:number-columns-repeated="6"/>
        </table:table-row>
        <table:table-row table:style-name="ro1">
          <table:table-cell table:style-name="ce10" office:value-type="float" office:value="247" calcext:value-type="float">
            <text:p>24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Kilbarrack</text:p>
          </table:table-cell>
          <table:table-cell table:number-columns-repeated="5"/>
        </table:table-row>
        <table:table-row table:style-name="ro1">
          <table:table-cell table:style-name="ce10" office:value-type="float" office:value="248" calcext:value-type="float">
            <text:p>24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orse &amp; Hound</text:p>
          </table:table-cell>
          <table:table-cell office:value-type="string" calcext:value-type="string">
            <text:p>Harristown</text:p>
          </table:table-cell>
          <table:table-cell table:number-columns-repeated="5"/>
        </table:table-row>
        <table:table-row table:style-name="ro1">
          <table:table-cell table:style-name="ce10" office:value-type="float" office:value="249" calcext:value-type="float">
            <text:p>24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Connolly Station</text:p>
          </table:table-cell>
          <table:table-cell table:number-columns-repeated="5"/>
        </table:table-row>
        <table:table-row table:style-name="ro1">
          <table:table-cell table:style-name="ce10" office:value-type="float" office:value="250" calcext:value-type="float">
            <text:p>250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asworks</text:p>
          </table:table-cell>
          <table:table-cell table:number-columns-repeated="6"/>
        </table:table-row>
        <table:table-row table:style-name="ro1">
          <table:table-cell table:style-name="ce10" office:value-type="float" office:value="251" calcext:value-type="float">
            <text:p>251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Grand Canal Dock</text:p>
          </table:table-cell>
          <table:table-cell table:number-columns-repeated="5"/>
        </table:table-row>
        <table:table-row table:style-name="ro1">
          <table:table-cell table:style-name="ce10" office:value-type="float" office:value="252" calcext:value-type="float">
            <text:p>252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andymount House</text:p>
          </table:table-cell>
          <table:table-cell table:number-columns-repeated="6"/>
        </table:table-row>
        <table:table-row table:style-name="ro1">
          <table:table-cell table:style-name="ce10" office:value-type="float" office:value="253" calcext:value-type="float">
            <text:p>253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Merrion Inn</text:p>
          </table:table-cell>
          <table:table-cell table:number-columns-repeated="6"/>
        </table:table-row>
        <table:table-row table:style-name="ro1">
          <table:table-cell table:style-name="ce10" office:value-type="float" office:value="254" calcext:value-type="float">
            <text:p>254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Old Punchbowl</text:p>
          </table:table-cell>
          <table:table-cell office:value-type="string" calcext:value-type="string">
            <text:p>Booterstown</text:p>
          </table:table-cell>
          <table:table-cell table:number-columns-repeated="5"/>
        </table:table-row>
        <table:table-row table:style-name="ro1">
          <table:table-cell table:style-name="ce10" office:value-type="float" office:value="255" calcext:value-type="float">
            <text:p>25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Jack O’Rourke’s</text:p>
          </table:table-cell>
          <table:table-cell office:value-type="string" calcext:value-type="string">
            <text:p>Blackrock</text:p>
          </table:table-cell>
          <table:table-cell table:number-columns-repeated="5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Frank’s Bar</text:p>
          </table:table-cell>
          <table:table-cell office:value-type="string" calcext:value-type="string">
            <text:p>Monkstown</text:p>
          </table:table-cell>
          <table:table-cell table:number-columns-repeated="5"/>
        </table:table-row>
        <table:table-row table:style-name="ro1">
          <table:table-cell table:style-name="ce10" office:value-type="float" office:value="257" calcext:value-type="float">
            <text:p>25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artley’s Bar</text:p>
          </table:table-cell>
          <table:table-cell office:value-type="string" calcext:value-type="string">
            <text:p>Dun Laoighre</text:p>
          </table:table-cell>
          <table:table-cell table:number-columns-repeated="5"/>
        </table:table-row>
        <table:table-row table:style-name="ro1">
          <table:table-cell table:style-name="ce10" office:value-type="float" office:value="258" calcext:value-type="float">
            <text:p>25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reedy Eagle</text:p>
          </table:table-cell>
          <table:table-cell office:value-type="string" calcext:value-type="string">
            <text:p>Sandycove &amp; Glasthule</text:p>
          </table:table-cell>
          <table:table-cell table:number-columns-repeated="5"/>
        </table:table-row>
        <table:table-row table:style-name="ro1">
          <table:table-cell table:style-name="ce10" office:value-type="float" office:value="259" calcext:value-type="float">
            <text:p>25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Igo Inn</text:p>
          </table:table-cell>
          <table:table-cell office:value-type="string" calcext:value-type="string">
            <text:p>Ballybrack</text:p>
          </table:table-cell>
          <table:table-cell table:number-columns-repeated="5"/>
        </table:table-row>
        <table:table-row table:style-name="ro1">
          <table:table-cell table:style-name="ce10" office:value-type="float" office:value="260" calcext:value-type="float">
            <text:p>260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Brady’s</text:p>
          </table:table-cell>
          <table:table-cell office:value-type="string" calcext:value-type="string">
            <text:p>Shankill</text:p>
          </table:table-cell>
          <table:table-cell table:number-columns-repeated="5"/>
        </table:table-row>
        <table:table-row table:style-name="ro1">
          <table:table-cell table:style-name="ce10" office:value-type="float" office:value="261" calcext:value-type="float">
            <text:p>261</text:p>
          </table:table-cell>
          <table:table-cell office:value-type="date" office:date-value="2023-04-22" calcext:value-type="date">
            <text:p>22/04/2023</text:p>
          </table:table-cell>
          <table:table-cell office:value-type="string" calcext:value-type="string">
            <text:p>The Harbour Bar</text:p>
          </table:table-cell>
          <table:table-cell office:value-type="string" calcext:value-type="string">
            <text:p>Bray</text:p>
          </table:table-cell>
          <table:table-cell table:number-columns-repeated="5"/>
        </table:table-row>
        <table:table-row table:style-name="ro1">
          <table:table-cell table:style-name="ce10" office:value-type="float" office:value="262" calcext:value-type="float">
            <text:p>262</text:p>
          </table:table-cell>
          <table:table-cell office:value-type="date" office:date-value="2023-05-09" calcext:value-type="date">
            <text:p>09/05/2023</text:p>
          </table:table-cell>
          <table:table-cell office:value-type="string" calcext:value-type="string">
            <text:p>The Orchard</text:p>
          </table:table-cell>
          <table:table-cell office:value-type="string" calcext:value-type="string">
            <text:p>Swords</text:p>
          </table:table-cell>
          <table:table-cell table:number-columns-repeated="5"/>
        </table:table-row>
        <table:table-row table:style-name="ro1">
          <table:table-cell table:style-name="ce10" office:value-type="float" office:value="263" calcext:value-type="float">
            <text:p>263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The Arch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4" calcext:value-type="float">
            <text:p>264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Mrs Crogh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5" calcext:value-type="float">
            <text:p>265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Sheh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6" calcext:value-type="float">
            <text:p>266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County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7" calcext:value-type="float">
            <text:p>267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Brenn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8" calcext:value-type="float">
            <text:p>268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Hayes Hotel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table:style-name="ce10" office:value-type="float" office:value="269" calcext:value-type="float">
            <text:p>269</text:p>
          </table:table-cell>
          <table:table-cell office:value-type="date" office:date-value="2023-11-04" calcext:value-type="date">
            <text:p>04/11/2023</text:p>
          </table:table-cell>
          <table:table-cell office:value-type="string" calcext:value-type="string">
            <text:p>Keogh’s</text:p>
          </table:table-cell>
          <table:table-cell table:number-columns-repeated="6"/>
        </table:table-row>
        <table:table-row table:style-name="ro1">
          <table:table-cell table:style-name="ce10" office:value-type="float" office:value="270" calcext:value-type="float">
            <text:p>270</text:p>
          </table:table-cell>
          <table:table-cell office:value-type="date" office:date-value="2023-11-05" calcext:value-type="date">
            <text:p>05/11/2023</text:p>
          </table:table-cell>
          <table:table-cell office:value-type="string" calcext:value-type="string">
            <text:p>Levin’s</text:p>
          </table:table-cell>
          <table:table-cell office:value-type="string" calcext:value-type="string">
            <text:p>Clogherhead</text:p>
          </table:table-cell>
          <table:table-cell table:number-columns-repeated="5"/>
        </table:table-row>
        <table:table-row table:style-name="ro1">
          <table:table-cell table:style-name="ce10" office:value-type="float" office:value="271" calcext:value-type="float">
            <text:p>271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Iveagh Gardens Hotel</text:p>
          </table:table-cell>
          <table:table-cell office:value-type="string" calcext:value-type="string">
            <text:p>Harcourt Street</text:p>
          </table:table-cell>
          <table:table-cell table:number-columns-repeated="5"/>
        </table:table-row>
        <table:table-row table:style-name="ro1">
          <table:table-cell table:style-name="ce10" office:value-type="float" office:value="272" calcext:value-type="float">
            <text:p>272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Anseo</text:p>
          </table:table-cell>
          <table:table-cell table:number-columns-repeated="6"/>
        </table:table-row>
        <table:table-row table:style-name="ro1">
          <table:table-cell table:style-name="ce10" office:value-type="float" office:value="273" calcext:value-type="float">
            <text:p>273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Flannery’s</text:p>
          </table:table-cell>
          <table:table-cell table:number-columns-repeated="6"/>
        </table:table-row>
        <table:table-row table:style-name="ro1">
          <table:table-cell table:style-name="ce10" office:value-type="float" office:value="274" calcext:value-type="float">
            <text:p>274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Whelan’s</text:p>
          </table:table-cell>
          <table:table-cell table:number-columns-repeated="6"/>
        </table:table-row>
        <table:table-row table:style-name="ro1">
          <table:table-cell table:style-name="ce10" office:value-type="float" office:value="275" calcext:value-type="float">
            <text:p>275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Long Hall</text:p>
          </table:table-cell>
          <table:table-cell table:number-columns-repeated="6"/>
        </table:table-row>
        <table:table-row table:style-name="ro1">
          <table:table-cell table:style-name="ce10" office:value-type="float" office:value="276" calcext:value-type="float">
            <text:p>276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George</text:p>
          </table:table-cell>
          <table:table-cell table:number-columns-repeated="6"/>
        </table:table-row>
        <table:table-row table:style-name="ro1">
          <table:table-cell table:style-name="ce10" office:value-type="float" office:value="277" calcext:value-type="float">
            <text:p>277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Urban Brewing</text:p>
          </table:table-cell>
          <table:table-cell table:number-columns-repeated="6"/>
        </table:table-row>
        <table:table-row table:style-name="ro1">
          <table:table-cell table:style-name="ce10" office:value-type="float" office:value="278" calcext:value-type="float">
            <text:p>278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Molloy’s</text:p>
          </table:table-cell>
          <table:table-cell table:number-columns-repeated="6"/>
        </table:table-row>
        <table:table-row table:style-name="ro1">
          <table:table-cell table:style-name="ce10" office:value-type="float" office:value="279" calcext:value-type="float">
            <text:p>279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Celt</text:p>
          </table:table-cell>
          <table:table-cell table:number-columns-repeated="6"/>
        </table:table-row>
        <table:table-row table:style-name="ro1">
          <table:table-cell table:style-name="ce10" office:value-type="float" office:value="280" calcext:value-type="float">
            <text:p>280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lunkett’s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table:style-name="ce10" office:value-type="float" office:value="281" calcext:value-type="float">
            <text:p>281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Flowing Tide</text:p>
          </table:table-cell>
          <table:table-cell table:number-columns-repeated="6"/>
        </table:table-row>
        <table:table-row table:style-name="ro1">
          <table:table-cell table:style-name="ce10" office:value-type="float" office:value="282" calcext:value-type="float">
            <text:p>282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Briody’s</text:p>
          </table:table-cell>
          <table:table-cell table:number-columns-repeated="6"/>
        </table:table-row>
        <table:table-row table:style-name="ro1">
          <table:table-cell table:style-name="ce10" office:value-type="float" office:value="283" calcext:value-type="float">
            <text:p>283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iper’s Corner</text:p>
          </table:table-cell>
          <table:table-cell office:value-type="string" calcext:value-type="string">
            <text:p>Malborough Street</text:p>
          </table:table-cell>
          <table:table-cell table:number-columns-repeated="5"/>
        </table:table-row>
        <table:table-row table:style-name="ro1">
          <table:table-cell table:style-name="ce10" office:value-type="float" office:value="284" calcext:value-type="float">
            <text:p>284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Ebriu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85" calcext:value-type="float">
            <text:p>285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Bogard’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86" calcext:value-type="float">
            <text:p>286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a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87" calcext:value-type="float">
            <text:p>287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e Lombard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88" calcext:value-type="float">
            <text:p>288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C’est Ma Tournee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89" calcext:value-type="float">
            <text:p>289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90" calcext:value-type="float">
            <text:p>290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Les Brasseur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91" calcext:value-type="float">
            <text:p>291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92" calcext:value-type="float">
            <text:p>292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afe Metteko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93" calcext:value-type="float">
            <text:p>293</text:p>
          </table:table-cell>
          <table:table-cell office:value-type="date" office:date-value="2024-02-18" calcext:value-type="date">
            <text:p>18/02/2024</text:p>
          </table:table-cell>
          <table:table-cell office:value-type="string" calcext:value-type="string">
            <text:p>Bistrot Airport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table:style-name="ce10" office:value-type="float" office:value="294" calcext:value-type="float">
            <text:p>294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Ivy House</text:p>
          </table:table-cell>
          <table:table-cell table:number-columns-repeated="6"/>
        </table:table-row>
        <table:table-row table:style-name="ro1">
          <table:table-cell table:style-name="ce10" office:value-type="float" office:value="295" calcext:value-type="float">
            <text:p>295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Cat &amp; Cage</text:p>
          </table:table-cell>
          <table:table-cell table:number-columns-repeated="6"/>
        </table:table-row>
        <table:table-row table:style-name="ro1">
          <table:table-cell table:style-name="ce10" office:value-type="float" office:value="296" calcext:value-type="float">
            <text:p>296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Auld Triangle</text:p>
          </table:table-cell>
          <table:table-cell table:number-columns-repeated="6"/>
        </table:table-row>
        <table:table-row table:style-name="ro1">
          <table:table-cell table:style-name="ce10" office:value-type="float" office:value="297" calcext:value-type="float">
            <text:p>297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Findlater</text:p>
          </table:table-cell>
          <table:table-cell table:number-columns-repeated="6"/>
        </table:table-row>
        <table:table-row table:style-name="ro1">
          <table:table-cell table:style-name="ce10" office:value-type="float" office:value="298" calcext:value-type="float">
            <text:p>298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Red Parrot</text:p>
          </table:table-cell>
          <table:table-cell table:number-columns-repeated="6"/>
        </table:table-row>
        <table:table-row table:style-name="ro1">
          <table:table-cell table:style-name="ce10" office:value-type="float" office:value="299" calcext:value-type="float">
            <text:p>299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McGrath’s</text:p>
          </table:table-cell>
          <table:table-cell table:number-columns-repeated="6"/>
        </table:table-row>
        <table:table-row table:style-name="ro1">
          <table:table-cell table:style-name="ce10" office:value-type="float" office:value="300" calcext:value-type="float">
            <text:p>300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Lynch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table:style-name="ce10" office:value-type="float" office:value="301" calcext:value-type="float">
            <text:p>301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Boyle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table:style-name="ce10" office:value-type="float" office:value="302" calcext:value-type="float">
            <text:p>302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The Village Inn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table:style-name="ce10" office:value-type="float" office:value="303" calcext:value-type="float">
            <text:p>303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Johnny Mitchell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table:style-name="ce10" office:value-type="float" office:value="304" calcext:value-type="float">
            <text:p>304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Duende</text:p>
          </table:table-cell>
          <table:table-cell office:value-type="string" calcext:value-type="string">
            <text:p>Southgate</text:p>
          </table:table-cell>
          <table:table-cell table:number-columns-repeated="5"/>
        </table:table-row>
        <table:table-row table:style-name="ro1">
          <table:table-cell table:style-name="ce10" office:value-type="float" office:value="305" calcext:value-type="float">
            <text:p>305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oyne Valley Hotel</text:p>
          </table:table-cell>
          <table:table-cell table:number-columns-repeated="6"/>
        </table:table-row>
        <table:table-row table:style-name="ro1">
          <table:table-cell table:style-name="ce10" office:value-type="float" office:value="306" calcext:value-type="float">
            <text:p>306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lack Bull</text:p>
          </table:table-cell>
          <table:table-cell table:number-columns-repeated="6"/>
        </table:table-row>
        <table:table-row table:style-name="ro1">
          <table:table-cell table:style-name="ce10" office:value-type="float" office:value="307" calcext:value-type="float">
            <text:p>307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Boyne Rugby Club</text:p>
          </table:table-cell>
          <table:table-cell table:number-columns-repeated="6"/>
        </table:table-row>
        <table:table-row table:style-name="ro1">
          <table:table-cell table:style-name="ce10" office:value-type="float" office:value="308" calcext:value-type="float">
            <text:p>308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Windsor Bar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table:style-name="ce10" office:value-type="float" office:value="309" calcext:value-type="float">
            <text:p>309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Jocke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table:style-name="ce10" office:value-type="float" office:value="310" calcext:value-type="float">
            <text:p>310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Big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table:style-name="ce10" office:value-type="float" office:value="311" calcext:value-type="float">
            <text:p>311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Wee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table:style-name="ce10" office:value-type="float" office:value="312" calcext:value-type="float">
            <text:p>312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Kenned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table:style-name="ce10" office:value-type="float" office:value="313" calcext:value-type="float">
            <text:p>313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Brazen Head</text:p>
          </table:table-cell>
          <table:table-cell table:number-columns-repeated="6"/>
        </table:table-row>
        <table:table-row table:style-name="ro1">
          <table:table-cell table:style-name="ce10" office:value-type="float" office:value="314" calcext:value-type="float">
            <text:p>31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Lark Inn</text:p>
          </table:table-cell>
          <table:table-cell table:number-columns-repeated="6"/>
        </table:table-row>
        <table:table-row table:style-name="ro1">
          <table:table-cell table:style-name="ce10" office:value-type="float" office:value="315" calcext:value-type="float">
            <text:p>315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John Morrissey’s</text:p>
          </table:table-cell>
          <table:table-cell table:number-columns-repeated="6"/>
        </table:table-row>
        <table:table-row table:style-name="ro1">
          <table:table-cell table:style-name="ce10" office:value-type="float" office:value="316" calcext:value-type="float">
            <text:p>316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Fallon’s</text:p>
          </table:table-cell>
          <table:table-cell table:number-columns-repeated="6"/>
        </table:table-row>
        <table:table-row table:style-name="ro1">
          <table:table-cell table:style-name="ce10" office:value-type="float" office:value="317" calcext:value-type="float">
            <text:p>317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McSorl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table:style-name="ce10" office:value-type="float" office:value="318" calcext:value-type="float">
            <text:p>318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Birchall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table:style-name="ce10" office:value-type="float" office:value="319" calcext:value-type="float">
            <text:p>319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Humphr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table:style-name="ce10" office:value-type="float" office:value="320" calcext:value-type="float">
            <text:p>320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Smyth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table:style-name="ce10" office:value-type="float" office:value="321" calcext:value-type="float">
            <text:p>321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Taphouse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table:style-name="ce10" office:value-type="float" office:value="322" calcext:value-type="float">
            <text:p>322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Living Room</text:p>
          </table:table-cell>
          <table:table-cell table:number-columns-repeated="6"/>
        </table:table-row>
        <table:table-row table:style-name="ro1">
          <table:table-cell table:style-name="ce10" office:value-type="float" office:value="323" calcext:value-type="float">
            <text:p>323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Frank Ryan’s</text:p>
          </table:table-cell>
          <table:table-cell table:number-columns-repeated="6"/>
        </table:table-row>
        <table:table-row table:style-name="ro1">
          <table:table-cell table:style-name="ce10" office:value-type="float" office:value="324" calcext:value-type="float">
            <text:p>324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McGettigan’s</text:p>
          </table:table-cell>
          <table:table-cell table:number-columns-repeated="6"/>
        </table:table-row>
        <table:table-row table:style-name="ro1">
          <table:table-cell table:style-name="ce10" office:value-type="float" office:value="325" calcext:value-type="float">
            <text:p>325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Delaney’s</text:p>
          </table:table-cell>
          <table:table-cell table:number-columns-repeated="6"/>
        </table:table-row>
        <table:table-row table:style-name="ro1">
          <table:table-cell table:style-name="ce10" office:value-type="float" office:value="326" calcext:value-type="float">
            <text:p>326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Oscar’s</text:p>
          </table:table-cell>
          <table:table-cell office:value-type="string" calcext:value-type="string">
            <text:p>Smithfield</text:p>
          </table:table-cell>
          <table:table-cell table:number-columns-repeated="5"/>
        </table:table-row>
        <table:table-row table:style-name="ro1">
          <table:table-cell table:style-name="ce10" office:value-type="float" office:value="327" calcext:value-type="float">
            <text:p>327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The Oval</text:p>
          </table:table-cell>
          <table:table-cell table:number-columns-repeated="6"/>
        </table:table-row>
        <table:table-row table:style-name="ro1">
          <table:table-cell table:style-name="ce10" office:value-type="float" office:value="328" calcext:value-type="float">
            <text:p>328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lack Sheep</text:p>
          </table:table-cell>
          <table:table-cell table:number-columns-repeated="6"/>
        </table:table-row>
        <table:table-row table:style-name="ro1">
          <table:table-cell table:style-name="ce10" office:value-type="float" office:value="329" calcext:value-type="float">
            <text:p>329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Capel Street</text:p>
          </table:table-cell>
          <table:table-cell table:number-columns-repeated="5"/>
        </table:table-row>
        <table:table-row table:style-name="ro1">
          <table:table-cell table:style-name="ce10" office:value-type="float" office:value="330" calcext:value-type="float">
            <text:p>330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McNeill’s</text:p>
          </table:table-cell>
          <table:table-cell table:number-columns-repeated="6"/>
        </table:table-row>
        <table:table-row table:style-name="ro1">
          <table:table-cell table:style-name="ce10" office:value-type="float" office:value="331" calcext:value-type="float">
            <text:p>331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oar’s Head</text:p>
          </table:table-cell>
          <table:table-cell table:number-columns-repeated="6"/>
        </table:table-row>
        <table:table-row table:style-name="ro1">
          <table:table-cell table:style-name="ce10" office:value-type="float" office:value="332" calcext:value-type="float">
            <text:p>332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Jack Nealon’s</text:p>
          </table:table-cell>
          <table:table-cell table:number-columns-repeated="6"/>
        </table:table-row>
        <table:table-row table:style-name="ro1">
          <table:table-cell table:style-name="ce10" office:value-type="float" office:value="333" calcext:value-type="float">
            <text:p>333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Bath Pub</text:p>
          </table:table-cell>
          <table:table-cell table:number-columns-repeated="6"/>
        </table:table-row>
        <table:table-row table:style-name="ro1">
          <table:table-cell table:style-name="ce10" office:value-type="float" office:value="334" calcext:value-type="float">
            <text:p>334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Beggars Bush</text:p>
          </table:table-cell>
          <table:table-cell table:number-columns-repeated="5"/>
        </table:table-row>
        <table:table-row table:style-name="ro1">
          <table:table-cell table:style-name="ce10" office:value-type="float" office:value="335" calcext:value-type="float">
            <text:p>335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Merry Cobbler</text:p>
          </table:table-cell>
          <table:table-cell table:number-columns-repeated="6"/>
        </table:table-row>
        <table:table-row table:style-name="ro1">
          <table:table-cell table:style-name="ce10" office:value-type="float" office:value="336" calcext:value-type="float">
            <text:p>336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Vintage Inn</text:p>
          </table:table-cell>
          <table:table-cell table:number-columns-repeated="6"/>
        </table:table-row>
        <table:table-row table:style-name="ro1">
          <table:table-cell table:style-name="ce10" office:value-type="float" office:value="337" calcext:value-type="float">
            <text:p>337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Irishtown House</text:p>
          </table:table-cell>
          <table:table-cell table:number-columns-repeated="6"/>
        </table:table-row>
        <table:table-row table:style-name="ro1">
          <table:table-cell table:style-name="ce10" office:value-type="float" office:value="338" calcext:value-type="float">
            <text:p>338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Clarke’s</text:p>
          </table:table-cell>
          <table:table-cell office:value-type="string" calcext:value-type="string">
            <text:p>Irishtown</text:p>
          </table:table-cell>
          <table:table-cell table:number-columns-repeated="5"/>
        </table:table-row>
        <table:table-row table:style-name="ro1">
          <table:table-cell table:style-name="ce10" office:value-type="float" office:value="339" calcext:value-type="float">
            <text:p>339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Oarsman</text:p>
          </table:table-cell>
          <table:table-cell table:number-columns-repeated="6"/>
        </table:table-row>
        <table:table-row table:style-name="ro1">
          <table:table-cell table:style-name="ce10" office:value-type="float" office:value="340" calcext:value-type="float">
            <text:p>340</text:p>
          </table:table-cell>
          <table:table-cell office:value-type="date" office:date-value="2024-09-07" calcext:value-type="date">
            <text:p>07/09/2024</text:p>
          </table:table-cell>
          <table:table-cell office:value-type="string" calcext:value-type="string">
            <text:p>The Yacht</text:p>
          </table:table-cell>
          <table:table-cell table:number-columns-repeated="6"/>
        </table:table-row>
        <table:table-row table:style-name="ro1">
          <table:table-cell table:style-name="ce10" office:value-type="float" office:value="341" calcext:value-type="float">
            <text:p>341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The Old Stand</text:p>
          </table:table-cell>
          <table:table-cell table:number-columns-repeated="6"/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Davy Byrne’s</text:p>
          </table:table-cell>
          <table:table-cell table:number-columns-repeated="6"/>
        </table:table-row>
        <table:table-row table:style-name="ro1">
          <table:table-cell table:style-name="ce10" office:value-type="float" office:value="343" calcext:value-type="float">
            <text:p>343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51</text:p>
          </table:table-cell>
          <table:table-cell table:number-columns-repeated="6"/>
        </table:table-row>
        <table:table-row table:style-name="ro1">
          <table:table-cell table:style-name="ce10" office:value-type="float" office:value="344" calcext:value-type="float">
            <text:p>344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mith’s</text:p>
          </table:table-cell>
          <table:table-cell office:value-type="string" calcext:value-type="string">
            <text:p>Haddington Road</text:p>
          </table:table-cell>
          <table:table-cell table:number-columns-repeated="5"/>
        </table:table-row>
        <table:table-row table:style-name="ro1">
          <table:table-cell table:style-name="ce10" office:value-type="float" office:value="345" calcext:value-type="float">
            <text:p>345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Waterloo</text:p>
          </table:table-cell>
          <table:table-cell table:number-columns-repeated="6"/>
        </table:table-row>
        <table:table-row table:style-name="ro1">
          <table:table-cell table:style-name="ce10" office:value-type="float" office:value="346" calcext:value-type="float">
            <text:p>346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earson’s</text:p>
          </table:table-cell>
          <table:table-cell table:number-columns-repeated="6"/>
        </table:table-row>
        <table:table-row table:style-name="ro1">
          <table:table-cell table:style-name="ce10" office:value-type="float" office:value="347" calcext:value-type="float">
            <text:p>347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Den Bar</text:p>
          </table:table-cell>
          <table:table-cell office:value-type="string" calcext:value-type="string">
            <text:p>Lansdowne Hotel</text:p>
          </table:table-cell>
          <table:table-cell table:number-columns-repeated="5"/>
        </table:table-row>
        <table:table-row table:style-name="ro1">
          <table:table-cell table:style-name="ce10" office:value-type="float" office:value="348" calcext:value-type="float">
            <text:p>348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Maher’s</text:p>
          </table:table-cell>
          <table:table-cell table:number-columns-repeated="6"/>
        </table:table-row>
        <table:table-row table:style-name="ro1">
          <table:table-cell table:style-name="ce10" office:value-type="float" office:value="349" calcext:value-type="float">
            <text:p>349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oner’s</text:p>
          </table:table-cell>
          <table:table-cell table:number-columns-repeated="6"/>
        </table:table-row>
        <table:table-row table:style-name="ro1">
          <table:table-cell table:style-name="ce10" office:value-type="float" office:value="350" calcext:value-type="float">
            <text:p>350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illy’s</text:p>
          </table:table-cell>
          <table:table-cell office:value-type="string" calcext:value-type="string">
            <text:p>Baggott Street</text:p>
          </table:table-cell>
          <table:table-cell table:number-columns-repeated="5"/>
        </table:table-row>
        <table:table-row table:style-name="ro1">
          <table:table-cell table:style-name="ce10" office:value-type="float" office:value="351" calcext:value-type="float">
            <text:p>351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International</text:p>
          </table:table-cell>
          <table:table-cell table:number-columns-repeated="6"/>
        </table:table-row>
        <table:table-row table:style-name="ro1">
          <table:table-cell table:style-name="ce10" office:value-type="float" office:value="352" calcext:value-type="float">
            <text:p>352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Johnny Rush’s</text:p>
          </table:table-cell>
          <table:table-cell table:number-columns-repeated="6"/>
        </table:table-row>
        <table:table-row table:style-name="ro1">
          <table:table-cell table:style-name="ce10" office:value-type="float" office:value="353" calcext:value-type="float">
            <text:p>353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akota</text:p>
          </table:table-cell>
          <table:table-cell table:number-columns-repeated="6"/>
        </table:table-row>
        <table:table-row table:style-name="ro1">
          <table:table-cell table:style-name="ce10" office:value-type="float" office:value="354" calcext:value-type="float">
            <text:p>354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Farrer &amp; Draper</text:p>
          </table:table-cell>
          <table:table-cell table:number-columns-repeated="6"/>
        </table:table-row>
        <table:table-row table:style-name="ro1">
          <table:table-cell table:style-name="ce10" office:value-type="float" office:value="355" calcext:value-type="float">
            <text:p>355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Grogan’s</text:p>
          </table:table-cell>
          <table:table-cell table:number-columns-repeated="6"/>
        </table:table-row>
        <table:table-row table:style-name="ro1">
          <table:table-cell table:style-name="ce10" office:value-type="float" office:value="356" calcext:value-type="float">
            <text:p>356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iss Madden’s</text:p>
          </table:table-cell>
          <table:table-cell table:number-columns-repeated="6"/>
        </table:table-row>
        <table:table-row table:style-name="ro1">
          <table:table-cell table:style-name="ce10" office:value-type="float" office:value="357" calcext:value-type="float">
            <text:p>357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rury Brewing</text:p>
          </table:table-cell>
          <table:table-cell table:number-columns-repeated="6"/>
        </table:table-row>
        <table:table-row table:style-name="ro1">
          <table:table-cell table:style-name="ce10" office:value-type="float" office:value="358" calcext:value-type="float">
            <text:p>358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Green Hen</text:p>
          </table:table-cell>
          <table:table-cell table:number-columns-repeated="6"/>
        </table:table-row>
        <table:table-row table:style-name="ro1">
          <table:table-cell table:style-name="ce10" office:value-type="float" office:value="359" calcext:value-type="float">
            <text:p>359</text:p>
          </table:table-cell>
          <table:table-cell table:style-name="ce7" office:value-type="date" office:date-value="2024-11-28" calcext:value-type="date">
            <text:p>28/11/2024</text:p>
          </table:table-cell>
          <table:table-cell office:value-type="string" calcext:value-type="string">
            <text:p>Joxer Daly’s</text:p>
          </table:table-cell>
          <table:table-cell table:number-columns-repeated="6"/>
        </table:table-row>
        <table:table-row table:style-name="ro1">
          <table:table-cell table:style-name="ce10" office:value-type="float" office:value="360" calcext:value-type="float">
            <text:p>360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Glynn’s</text:p>
          </table:table-cell>
          <table:table-cell table:number-columns-repeated="6"/>
        </table:table-row>
        <table:table-row table:style-name="ro1">
          <table:table-cell table:style-name="ce10" office:value-type="float" office:value="361" calcext:value-type="float">
            <text:p>361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Delahunty’s</text:p>
          </table:table-cell>
          <table:table-cell table:number-columns-repeated="6"/>
        </table:table-row>
        <table:table-row table:style-name="ro1">
          <table:table-cell table:style-name="ce10" office:value-type="float" office:value="362" calcext:value-type="float">
            <text:p>362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Lord Edward</text:p>
          </table:table-cell>
          <table:table-cell table:number-columns-repeated="6"/>
        </table:table-row>
        <table:table-row table:style-name="ro1">
          <table:table-cell table:style-name="ce10" office:value-type="float" office:value="363" calcext:value-type="float">
            <text:p>363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ull &amp; Castle</text:p>
          </table:table-cell>
          <table:table-cell table:number-columns-repeated="6"/>
        </table:table-row>
        <table:table-row table:style-name="ro1">
          <table:table-cell table:style-name="ce10" office:value-type="float" office:value="364" calcext:value-type="float">
            <text:p>364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Darkey Kelly’s</text:p>
          </table:table-cell>
          <table:table-cell table:number-columns-repeated="6"/>
        </table:table-row>
        <table:table-row table:style-name="ro1">
          <table:table-cell table:style-name="ce10" office:value-type="float" office:value="365" calcext:value-type="float">
            <text:p>365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Oak</text:p>
          </table:table-cell>
          <table:table-cell table:number-columns-repeated="6"/>
        </table:table-row>
        <table:table-row table:style-name="ro1">
          <table:table-cell table:style-name="ce10" office:value-type="float" office:value="366" calcext:value-type="float">
            <text:p>366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Brogan’s</text:p>
          </table:table-cell>
          <table:table-cell table:number-columns-repeated="6"/>
        </table:table-row>
        <table:table-row table:style-name="ro1">
          <table:table-cell table:style-name="ce10" office:value-type="float" office:value="367" calcext:value-type="float">
            <text:p>367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rinity Bar</text:p>
          </table:table-cell>
          <table:table-cell table:number-columns-repeated="6"/>
        </table:table-row>
        <table:table-row table:style-name="ro1">
          <table:table-cell table:style-name="ce10" office:value-type="float" office:value="368" calcext:value-type="float">
            <text:p>368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Voyager</text:p>
          </table:table-cell>
          <table:table-cell table:number-columns-repeated="6"/>
        </table:table-row>
        <table:table-row table:style-name="ro1">
          <table:table-cell table:style-name="ce10" office:value-type="float" office:value="369" calcext:value-type="float">
            <text:p>369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ank</text:p>
          </table:table-cell>
          <table:table-cell table:number-columns-repeated="6"/>
        </table:table-row>
        <table:table-row table:style-name="ro1">
          <table:table-cell table:style-name="ce10" office:value-type="float" office:value="370" calcext:value-type="float">
            <text:p>370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Palace</text:p>
          </table:table-cell>
          <table:table-cell table:number-columns-repeated="6"/>
        </table:table-row>
        <table:table-row table:style-name="ro1">
          <table:table-cell table:style-name="ce10" office:value-type="float" office:value="371" calcext:value-type="float">
            <text:p>371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The Stag’s Head</text:p>
          </table:table-cell>
          <table:table-cell table:number-columns-repeated="6"/>
        </table:table-row>
        <table:table-row table:style-name="ro1">
          <table:table-cell table:style-name="ce10" office:value-type="float" office:value="372" calcext:value-type="float">
            <text:p>372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Dame Lounge</text:p>
          </table:table-cell>
          <table:table-cell table:number-columns-repeated="6"/>
        </table:table-row>
        <table:table-row table:style-name="ro1">
          <table:table-cell table:style-name="ce10" office:value-type="float" office:value="373" calcext:value-type="float">
            <text:p>373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ter’s Pub</text:p>
          </table:table-cell>
          <table:table-cell table:number-columns-repeated="6"/>
        </table:table-row>
        <table:table-row table:style-name="ro1">
          <table:table-cell table:style-name="ce10" office:value-type="float" office:value="374" calcext:value-type="float">
            <text:p>374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ggy’s Bar</text:p>
          </table:table-cell>
          <table:table-cell table:number-columns-repeated="6"/>
        </table:table-row>
        <table:table-row table:style-name="ro1">
          <table:table-cell table:style-name="ce10" office:value-type="float" office:value="375" calcext:value-type="float">
            <text:p>375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Lennan’s Yard</text:p>
          </table:table-cell>
          <table:table-cell table:number-columns-repeated="6"/>
        </table:table-row>
        <table:table-row table:style-name="ro1">
          <table:table-cell table:style-name="ce10" office:value-type="float" office:value="376" calcext:value-type="float">
            <text:p>376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table:style-name="ce10" office:value-type="float" office:value="377" calcext:value-type="float">
            <text:p>377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Bad Ass Cafe</text:p>
          </table:table-cell>
          <table:table-cell table:number-columns-repeated="6"/>
        </table:table-row>
        <table:table-row table:style-name="ro1">
          <table:table-cell table:style-name="ce10" office:value-type="float" office:value="378" calcext:value-type="float">
            <text:p>378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Bad Bob’s</text:p>
          </table:table-cell>
          <table:table-cell table:number-columns-repeated="6"/>
        </table:table-row>
        <table:table-row table:style-name="ro1">
          <table:table-cell table:style-name="ce10" office:value-type="float" office:value="379" calcext:value-type="float">
            <text:p>379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Clarence</text:p>
          </table:table-cell>
          <table:table-cell table:number-columns-repeated="6"/>
        </table:table-row>
        <table:table-row table:style-name="ro1">
          <table:table-cell table:style-name="ce10" office:value-type="float" office:value="380" calcext:value-type="float">
            <text:p>380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O’Shea’s Merchant</text:p>
          </table:table-cell>
          <table:table-cell table:number-columns-repeated="6"/>
        </table:table-row>
        <table:table-row table:style-name="ro1">
          <table:table-cell table:style-name="ce10" office:value-type="float" office:value="381" calcext:value-type="float">
            <text:p>381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The Legal Eagle</text:p>
          </table:table-cell>
          <table:table-cell table:number-columns-repeated="6"/>
        </table:table-row>
        <table:table-row table:style-name="ro1">
          <table:table-cell table:style-name="ce10" office:value-type="float" office:value="382" calcext:value-type="float">
            <text:p>382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Sin E</text:p>
          </table:table-cell>
          <table:table-cell table:number-columns-repeated="6"/>
        </table:table-row>
        <table:table-row table:style-name="ro1">
          <table:table-cell table:style-name="ce10" office:value-type="float" office:value="383" calcext:value-type="float">
            <text:p>383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orrison’s Hotel</text:p>
          </table:table-cell>
          <table:table-cell table:number-columns-repeated="6"/>
        </table:table-row>
        <table:table-row table:style-name="ro1">
          <table:table-cell table:style-name="ce10" office:value-type="float" office:value="384" calcext:value-type="float">
            <text:p>384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erchant’s Arch</text:p>
          </table:table-cell>
          <table:table-cell table:number-columns-repeated="6"/>
        </table:table-row>
        <table:table-row table:style-name="ro1">
          <table:table-cell table:style-name="ce10" office:value-type="float" office:value="385" calcext:value-type="float">
            <text:p>385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Ha’penny Bridge Inn</text:p>
          </table:table-cell>
          <table:table-cell table:number-columns-repeated="6"/>
        </table:table-row>
        <table:table-row table:style-name="ro1">
          <table:table-cell table:style-name="ce10" office:value-type="float" office:value="386" calcext:value-type="float">
            <text:p>386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Bison Bar</text:p>
          </table:table-cell>
          <table:table-cell table:number-columns-repeated="6"/>
        </table:table-row>
        <table:table-row table:style-name="ro1">
          <table:table-cell table:style-name="ce10" office:value-type="float" office:value="387" calcext:value-type="float">
            <text:p>387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Bailey</text:p>
          </table:table-cell>
          <table:table-cell table:number-columns-repeated="6"/>
        </table:table-row>
        <table:table-row table:style-name="ro1">
          <table:table-cell table:style-name="ce10" office:value-type="float" office:value="388" calcext:value-type="float">
            <text:p>388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ruxelle’s</text:p>
          </table:table-cell>
          <table:table-cell table:number-columns-repeated="6"/>
        </table:table-row>
        <table:table-row table:style-name="ro1">
          <table:table-cell table:style-name="ce10" office:value-type="float" office:value="389" calcext:value-type="float">
            <text:p>389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Westbury</text:p>
          </table:table-cell>
          <table:table-cell table:number-columns-repeated="6"/>
        </table:table-row>
        <table:table-row table:style-name="ro1">
          <table:table-cell table:style-name="ce10" office:value-type="float" office:value="390" calcext:value-type="float">
            <text:p>390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Hairy Lemon</text:p>
          </table:table-cell>
          <table:table-cell table:number-columns-repeated="6"/>
        </table:table-row>
        <table:table-row table:style-name="ro1">
          <table:table-cell table:style-name="ce10" office:value-type="float" office:value="391" calcext:value-type="float">
            <text:p>391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ar Rua</text:p>
          </table:table-cell>
          <table:table-cell table:number-columns-repeated="6"/>
        </table:table-row>
        <table:table-row table:style-name="ro1">
          <table:table-cell table:style-name="ce10" office:value-type="float" office:value="392" calcext:value-type="float">
            <text:p>392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Dicey’s</text:p>
          </table:table-cell>
          <table:table-cell table:number-columns-repeated="6"/>
        </table:table-row>
        <table:table-row table:style-name="ro1">
          <table:table-cell table:style-name="ce10" office:value-type="float" office:value="393" calcext:value-type="float">
            <text:p>393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McGrattan’s</text:p>
          </table:table-cell>
          <table:table-cell table:number-columns-repeated="6"/>
        </table:table-row>
        <table:table-row table:style-name="ro1">
          <table:table-cell table:style-name="ce10" office:value-type="float" office:value="394" calcext:value-type="float">
            <text:p>394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The Cellar Bar</text:p>
          </table:table-cell>
          <table:table-cell office:value-type="string" calcext:value-type="string">
            <text:p>Merrion Hotel</text:p>
          </table:table-cell>
          <table:table-cell table:number-columns-repeated="5"/>
        </table:table-row>
        <table:table-row table:style-name="ro1">
          <table:table-cell table:style-name="ce10" office:value-type="float" office:value="395" calcext:value-type="float">
            <text:p>395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Shelbourne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396" calcext:value-type="float">
            <text:p>396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Buswell’s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397" calcext:value-type="float">
            <text:p>397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Academy Plaza Bar</text:p>
          </table:table-cell>
          <table:table-cell table:number-columns-repeated="6"/>
        </table:table-row>
        <table:table-row table:style-name="ro1">
          <table:table-cell table:style-name="ce10" office:value-type="float" office:value="398" calcext:value-type="float">
            <text:p>398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World’s End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399" calcext:value-type="float">
            <text:p>399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Kilford Arm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0" calcext:value-type="float">
            <text:p>400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Langto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1" calcext:value-type="float">
            <text:p>401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E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2" calcext:value-type="float">
            <text:p>402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Harp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3" calcext:value-type="float">
            <text:p>403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Paris Texa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4" calcext:value-type="float">
            <text:p>404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Syd Harki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5" calcext:value-type="float">
            <text:p>405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Breathnach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6" calcext:value-type="float">
            <text:p>406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O’Gorm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table:style-name="ce10" office:value-type="float" office:value="407" calcext:value-type="float">
            <text:p>407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sidy’s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408" calcext:value-type="float">
            <text:p>408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Wally’s Bar</text:p>
          </table:table-cell>
          <table:table-cell office:value-type="string" calcext:value-type="string">
            <text:p>Hotel St. George</text:p>
          </table:table-cell>
          <table:table-cell table:number-columns-repeated="5"/>
        </table:table-row>
        <table:table-row table:style-name="ro1">
          <table:table-cell table:style-name="ce10" office:value-type="float" office:value="409" calcext:value-type="float">
            <text:p>409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tle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410" calcext:value-type="float">
            <text:p>410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Hotel 7 Bar</text:p>
          </table:table-cell>
          <table:table-cell table:number-columns-repeated="6"/>
        </table:table-row>
        <table:table-row table:style-name="ro1">
          <table:table-cell table:style-name="ce10" office:value-type="float" office:value="411" calcext:value-type="float">
            <text:p>411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Belvedere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412" calcext:value-type="float">
            <text:p>412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The Deer’s Head</text:p>
          </table:table-cell>
          <table:table-cell table:number-columns-repeated="6"/>
        </table:table-row>
        <table:table-row table:style-name="ro1">
          <table:table-cell table:style-name="ce10" office:value-type="float" office:value="413" calcext:value-type="float">
            <text:p>413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Clayton Hotel</text:p>
          </table:table-cell>
          <table:table-cell office:value-type="string" calcext:value-type="string">
            <text:p>Burlington Road</text:p>
          </table:table-cell>
          <table:table-cell table:number-columns-repeated="5"/>
        </table:table-row>
        <table:table-row table:style-name="ro1">
          <table:table-cell table:style-name="ce10" office:value-type="float" office:value="414" calcext:value-type="float">
            <text:p>414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O’Brien’s</text:p>
          </table:table-cell>
          <table:table-cell table:number-columns-repeated="6"/>
        </table:table-row>
        <table:table-row table:style-name="ro1">
          <table:table-cell table:style-name="ce10" office:value-type="float" office:value="415" calcext:value-type="float">
            <text:p>415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Suesey Street</text:p>
          </table:table-cell>
          <table:table-cell table:number-columns-repeated="6"/>
        </table:table-row>
        <table:table-row table:style-name="ro1">
          <table:table-cell table:style-name="ce10" office:value-type="float" office:value="416" calcext:value-type="float">
            <text:p>416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Leeson Street</text:p>
          </table:table-cell>
          <table:table-cell table:number-columns-repeated="5"/>
        </table:table-row>
        <table:table-row table:style-name="ro1">
          <table:table-cell table:style-name="ce10" office:value-type="float" office:value="417" calcext:value-type="float">
            <text:p>417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The Grayson</text:p>
          </table:table-cell>
          <table:table-cell table:number-columns-repeated="6"/>
        </table:table-row>
        <table:table-row table:style-name="ro1">
          <table:table-cell table:style-name="ce10" office:value-type="float" office:value="418" calcext:value-type="float">
            <text:p>418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Noctor’s</text:p>
          </table:table-cell>
          <table:table-cell table:number-columns-repeated="6"/>
        </table:table-row>
        <table:table-row table:style-name="ro1">
          <table:table-cell table:style-name="ce10" office:value-type="float" office:value="419" calcext:value-type="float">
            <text:p>419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att The Thresher</text:p>
          </table:table-cell>
          <table:table-cell table:number-columns-repeated="6"/>
        </table:table-row>
        <table:table-row table:style-name="ro1">
          <table:table-cell table:style-name="ce10" office:value-type="float" office:value="420" calcext:value-type="float">
            <text:p>420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Vino Veritas</text:p>
          </table:table-cell>
          <table:table-cell table:number-columns-repeated="6"/>
        </table:table-row>
        <table:table-row table:style-name="ro1">
          <table:table-cell table:style-name="ce10" office:value-type="float" office:value="421" calcext:value-type="float">
            <text:p>421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Peruke &amp; Periwig</text:p>
          </table:table-cell>
          <table:table-cell table:number-columns-repeated="6"/>
        </table:table-row>
        <table:table-row table:style-name="ro1">
          <table:table-cell table:style-name="ce10" office:value-type="float" office:value="422" calcext:value-type="float">
            <text:p>422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The Ivy</text:p>
          </table:table-cell>
          <table:table-cell table:number-columns-repeated="6"/>
        </table:table-row>
        <table:table-row table:style-name="ro1">
          <table:table-cell table:style-name="ce10" office:value-type="float" office:value="423" calcext:value-type="float">
            <text:p>423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ooney’s (formerly Madigan’s)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table:style-name="ce10" office:value-type="float" office:value="424" calcext:value-type="float">
            <text:p>424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The Malt</text:p>
          </table:table-cell>
          <table:table-cell table:number-columns-repeated="6"/>
        </table:table-row>
        <table:table-row table:style-name="ro1">
          <table:table-cell table:style-name="ce10" office:value-type="float" office:value="425" calcext:value-type="float">
            <text:p>425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V8</text:p>
          </table:table-cell>
          <table:table-cell table:number-columns-repeated="6"/>
        </table:table-row>
        <table:table-row table:style-name="ro1">
          <table:table-cell table:style-name="ce10" office:value-type="float" office:value="426" calcext:value-type="float">
            <text:p>426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Kenny’s</text:p>
          </table:table-cell>
          <table:table-cell table:number-columns-repeated="6"/>
        </table:table-row>
        <table:table-row table:style-name="ro1">
          <table:table-cell table:style-name="ce10" office:value-type="float" office:value="427" calcext:value-type="float">
            <text:p>427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uggan’s</text:p>
          </table:table-cell>
          <table:table-cell table:number-columns-repeated="6"/>
        </table:table-row>
        <table:table-row table:style-name="ro1">
          <table:table-cell table:style-name="ce10" office:value-type="float" office:value="428" calcext:value-type="float">
            <text:p>428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Parkgate Street</text:p>
          </table:table-cell>
          <table:table-cell table:number-columns-repeated="5"/>
        </table:table-row>
        <table:table-row table:style-name="ro1">
          <table:table-cell table:style-name="ce10" office:value-type="float" office:value="429" calcext:value-type="float">
            <text:p>429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rinity College Bar</text:p>
          </table:table-cell>
          <table:table-cell table:number-columns-repeated="6"/>
        </table:table-row>
        <table:table-row table:style-name="ro1">
          <table:table-cell table:style-name="ce10" office:value-type="float" office:value="430" calcext:value-type="float">
            <text:p>430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Sin Bin</text:p>
          </table:table-cell>
          <table:table-cell table:number-columns-repeated="6"/>
        </table:table-row>
        <table:table-row table:style-name="ro1">
          <table:table-cell table:style-name="ce10" office:value-type="float" office:value="431" calcext:value-type="float">
            <text:p>431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Davenport Hotel Bar</text:p>
          </table:table-cell>
          <table:table-cell table:number-columns-repeated="6"/>
        </table:table-row>
        <table:table-row table:style-name="ro1">
          <table:table-cell table:style-name="ce10" office:value-type="float" office:value="432" calcext:value-type="float">
            <text:p>432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Windjammer</text:p>
          </table:table-cell>
          <table:table-cell table:number-columns-repeated="6"/>
        </table:table-row>
        <table:table-row table:style-name="ro1">
          <table:table-cell table:style-name="ce10" office:value-type="float" office:value="433" calcext:value-type="float">
            <text:p>433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Moss Lane</text:p>
          </table:table-cell>
          <table:table-cell table:number-columns-repeated="6"/>
        </table:table-row>
        <table:table-row table:style-name="ro1">
          <table:table-cell table:style-name="ce10" office:value-type="float" office:value="434" calcext:value-type="float">
            <text:p>434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Dalkey Duck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table:style-name="ce10" office:value-type="float" office:value="435" calcext:value-type="float">
            <text:p>435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King’s Inn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table:style-name="ce10" office:value-type="float" office:value="436" calcext:value-type="float">
            <text:p>436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oliemore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table:style-name="ce10" office:value-type="float" office:value="437" calcext:value-type="float">
            <text:p>437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table:style-name="ce10" office:value-type="float" office:value="438" calcext:value-type="float">
            <text:p>438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Lemon &amp; Duke</text:p>
          </table:table-cell>
          <table:table-cell table:number-columns-repeated="6"/>
        </table:table-row>
        <table:table-row table:style-name="ro1">
          <table:table-cell table:style-name="ce10" office:value-type="float" office:value="439" calcext:value-type="float">
            <text:p>439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Tapped</text:p>
          </table:table-cell>
          <table:table-cell table:number-columns-repeated="6"/>
        </table:table-row>
        <table:table-row table:style-name="ro1">
          <table:table-cell table:style-name="ce10" office:value-type="float" office:value="440" calcext:value-type="float">
            <text:p>440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River Bar</text:p>
          </table:table-cell>
          <table:table-cell table:number-columns-repeated="6"/>
        </table:table-row>
        <table:table-row table:style-name="ro1">
          <table:table-cell table:style-name="ce10" office:value-type="float" office:value="441" calcext:value-type="float">
            <text:p>441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Lowe’s</text:p>
          </table:table-cell>
          <table:table-cell office:value-type="string" calcext:value-type="string">
            <text:p>Dolphin’s Barn</text:p>
          </table:table-cell>
          <table:table-cell table:number-columns-repeated="5"/>
        </table:table-row>
        <table:table-row table:style-name="ro1">
          <table:table-cell table:style-name="ce10" office:value-type="float" office:value="442" calcext:value-type="float">
            <text:p>442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Hideout</text:p>
          </table:table-cell>
          <table:table-cell table:number-columns-repeated="6"/>
        </table:table-row>
        <table:table-row table:style-name="ro1">
          <table:table-cell table:style-name="ce10" office:value-type="float" office:value="443" calcext:value-type="float">
            <text:p>443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Ryan’s The Hogan Stand</text:p>
          </table:table-cell>
          <table:table-cell table:number-columns-repeated="6"/>
        </table:table-row>
        <table:table-row table:style-name="ro1">
          <table:table-cell table:style-name="ce10" office:value-type="float" office:value="444" calcext:value-type="float">
            <text:p>444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Annesley House</text:p>
          </table:table-cell>
          <table:table-cell table:number-columns-repeated="6"/>
        </table:table-row>
        <table:table-row table:style-name="ro1">
          <table:table-cell table:style-name="ce10" office:value-type="float" office:value="445" calcext:value-type="float">
            <text:p>445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Big Tree</text:p>
          </table:table-cell>
          <table:table-cell table:number-columns-repeated="6"/>
        </table:table-row>
        <table:table-row table:style-name="ro1">
          <table:table-cell table:style-name="ce10" office:value-type="float" office:value="446" calcext:value-type="float">
            <text:p>446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Cobblestone</text:p>
          </table:table-cell>
          <table:table-cell table:number-columns-repeated="6"/>
        </table:table-row>
        <table:table-row table:style-name="ro1">
          <table:table-cell table:style-name="ce10" office:value-type="float" office:value="447" calcext:value-type="float">
            <text:p>447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O’Gara’s</text:p>
          </table:table-cell>
          <table:table-cell table:number-columns-repeated="6"/>
        </table:table-row>
        <table:table-row table:style-name="ro1">
          <table:table-cell table:style-name="ce10" office:value-type="float" office:value="448" calcext:value-type="float">
            <text:p>448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Mulligan’s</text:p>
          </table:table-cell>
          <table:table-cell office:value-type="string" calcext:value-type="string">
            <text:p>Stoneybatter</text:p>
          </table:table-cell>
          <table:table-cell table:number-columns-repeated="5"/>
        </table:table-row>
        <table:table-row table:style-name="ro1">
          <table:table-cell table:style-name="ce10" office:value-type="float" office:value="449" calcext:value-type="float">
            <text:p>449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Glimmerman</text:p>
          </table:table-cell>
          <table:table-cell table:number-columns-repeated="6"/>
        </table:table-row>
        <table:table-row table:style-name="ro1">
          <table:table-cell table:style-name="ce10" office:value-type="float" office:value="450" calcext:value-type="float">
            <text:p>450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Walsh’s</text:p>
          </table:table-cell>
          <table:table-cell table:number-columns-repeated="6"/>
        </table:table-row>
        <table:table-row table:style-name="ro1">
          <table:table-cell table:style-name="ce10" office:value-type="float" office:value="451" calcext:value-type="float">
            <text:p>45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452" calcext:value-type="float">
            <text:p>452</text:p>
          </table:table-cell>
          <table:table-cell table:style-name="Default"/>
          <table:table-cell table:number-columns-repeated="7"/>
        </table:table-row>
        <table:table-row table:style-name="ro1" table:number-rows-repeated="10481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20:42:45.6856373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21:05:13.805557928</meta:creation-date>
    <dc:date>2025-08-03T21:04:29.603694397</dc:date>
    <meta:editing-duration>PT50M42S</meta:editing-duration>
    <meta:editing-cycles>9</meta:editing-cycles>
    <meta:generator>LibreOffice/24.2.7.2$Linux_X86_64 LibreOffice_project/420$Build-2</meta:generator>
    <meta:document-statistic meta:table-count="1" meta:cell-count="1286" meta:object-count="0"/>
  </office:meta>
</office:document-meta>
</file>